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961000044AA388781D1.svm"/>
  <manifest:file-entry manifest:media-type="" manifest:full-path="Pictures/2000000700004CAE000039506E07377B.svm"/>
  <manifest:file-entry manifest:media-type="" manifest:full-path="Pictures/2000000700004CEB00003CA56119AF12.svm"/>
  <manifest:file-entry manifest:media-type="" manifest:full-path="Pictures/2000000700004C20000038997886B20A.svm"/>
  <manifest:file-entry manifest:media-type="" manifest:full-path="Pictures/20000007000045B200003F5868B2D79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14pt" style:font-size-asian="14pt" style:font-size-complex="14pt"/>
    </style:style>
    <style:style style:name="P5" style:family="paragraph" style:parent-style-name="Caption">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Heading_20_1">
      <style:text-properties fo:font-style="normal" style:font-style-asian="normal" style:font-style-complex="normal"/>
    </style:style>
    <style:style style:name="P12" style:family="paragraph" style:parent-style-name="Heading_20_2">
      <style:text-properties fo:font-style="italic" style:font-style-asian="italic" style:font-style-complex="italic"/>
    </style:style>
    <style:style style:name="P13"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king of v1.1</text:p>
      <text:p text:style-name="P4">Jak powstawała gra&lt;www.thebellum.pl&gt;</text:p>
      <text:p text:style-name="P2">dokument dla wąskiego grona odbiorców; proszę nie rozpowszechniać publicznie</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pis treści</text:p>
          </text:index-title>
          <text:p text:style-name="P8">1. Koncept<text:tab/>1</text:p>
          <text:p text:style-name="P8">2. Narzędzia pracy<text:tab/>1</text:p>
          <text:p text:style-name="P8">3. Podział gry<text:tab/>1</text:p>
          <text:p text:style-name="P7">3.1. Logika gry<text:tab/>2</text:p>
          <text:p text:style-name="P7">3.2. Moduł common<text:tab/>2</text:p>
          <text:p text:style-name="P7">3.3. Podsystem rozkazów<text:tab/>2</text:p>
          <text:p text:style-name="P7">3.4. Szablony i media<text:tab/>2</text:p>
          <text:p text:style-name="P7">3.6. Silnik walki<text:tab/>2</text:p>
          <text:p text:style-name="P8">4. Produkcja<text:tab/>2</text:p>
          <text:p text:style-name="P7">3.1. Dynamiczny start<text:tab/>2</text:p>
          <text:p text:style-name="P7">3.2. Nowy rok 2010<text:tab/>4</text:p>
          <text:p text:style-name="P7">3.2. Wakacyjny zryw<text:tab/>5</text:p>
          <text:p text:style-name="P7">3.3. Nowy członek zespołu – nowa grafika<text:tab/>5</text:p>
          <text:p text:style-name="P7">3.3. Ostre przyśpieszenie<text:tab/>6</text:p>
          <text:p text:style-name="P8">4. Projekcja czasu<text:tab/>7</text:p>
          <text:p text:style-name="P8">5. Założenia projektowe<text:tab/>7</text:p>
          <text:p text:style-name="P8">6. Wymagania serwerowe<text:tab/>8</text:p>
        </text:index-body>
      </text:table-of-content>
      <text:p text:style-name="Standard"/>
      <text:h text:style-name="Heading_20_1" text:outline-level="1">1. Koncept</text:h>
      <text:p text:style-name="Text_20_body"><text:tab/>Koncept zrodził się na początku roku szkolnego 2009/2010, kiedy to twórcy zabawiali się wypuszczoną w lutym 2009 na rynek grą RTS Warhammer 40k: Dawn of War 2. W tej grze gracz wcielał się w dowódcę oddziału żołnierzy operującego z statku kosmicznego orbitującego nad planetą. Był to dość świeży pomysł w stosunku do gry internetowej, zwiększający wolność wyboru gracza, nie przywiązujący go do konkretnej lokalizacji, co też programiście się spodobało. Po kilku dniach projektowania pierwszy koncept był gotowy.</text:p>
      <text:p text:style-name="Text_20_body"><text:tab/>Gra miała przede wszystkim spełniać założenia projektowe(6). Pisana jest w Pythonie z użyciem frameworka Django i bazy MySQL. Z definicji niemalże tworzona w czasie wolnym, za darmo, a nawet czasem należało do niej dopłacić(domena, serwer).</text:p>
      <text:h text:style-name="Heading_20_1" text:outline-level="1">2. Narzędzia pracy</text:h>
      <text:p text:style-name="Text_20_body"><text:tab/>Praca została rozpoczęta w środowisku Eclipse z systemem wersjonowania git. System ten pozwala na wygodne archiwizowanie historii pracy, tworzenie kopii zapasowych i zarządzaniem kodu w przypadku gdy jednocześnie poprawia się błędy i tworzy nowe funkcje. Systemem operacyjnym był Linux.</text:p>
      <text:h text:style-name="Heading_20_1" text:outline-level="1">3. Podział gry</text:h>
      <text:p text:style-name="Text_20_body"><text:tab/>Gra była dość ściśle podzielona na części. Oto ich lista, wraz z opisem.</text:p>
      <text:h text:style-name="Heading_20_2" text:outline-level="2"><text:soft-page-break/>3.1. Logika gry</text:h>
      <text:p text:style-name="Text_20_body"><text:tab/>Logika gry była wywoływana w odpowiedzi na żądanie użytkownika i zajmowała się wydobyciem jakiś informacji bądź zleceniem poleceń. </text:p>
      <text:h text:style-name="Heading_20_2" text:outline-level="2">3.2. Moduł common</text:h>
      <text:p text:style-name="Text_20_body"><text:tab/>Pospolite procedury wykorzystywane w grze i nie mające konkretnej kategorii. Rezydują w folderze <text:span text:style-name="T1">common</text:span><text:span text:style-name="T3">.</text:span></text:p>
      <text:h text:style-name="P12" text:outline-level="2">3.3. Podsystem rozkazów</text:h>
      <text:p text:style-name="Text_20_body"><text:span text:style-name="T3"><text:tab/>Inaczej zwany GOT od Generic Order Table – ogólnej tabeli rozkazów, jego zadaniem jest wykonanie rozkazów które już powinny być wykonane, ze względu na temporalna niedeterministyczność aplikacji webowych. Ma też logikę do wykonywania pojedynczych jednostek rozkazowych, wtedy jest wywoływany przez logikę gry. Jest w folderze </text:span><text:span text:style-name="T1">orders</text:span><text:span text:style-name="T3">.</text:span></text:p>
      <text:h text:style-name="P12" text:outline-level="2">3.4. Szablony i media</text:h>
      <text:p text:style-name="Text_20_body"><text:span text:style-name="T3"><text:tab/>Gra jest rozłączna z prezentacją gry, choć w ciągu tworzenia gry te warstwy stały się bardziej zespolone. Szablony i media to konkretne elementy HTML, CSS, JavaScript i grafiki które prezentują użytkownikowi wynik operacji.</text:span><text:span text:style-name="T1">3.5. Suita</text:span></text:p>
      <text:p text:style-name="Text_20_body"><text:span text:style-name="T1"><text:tab/></text:span><text:span text:style-name="T3">Suita to zestaw narzędzi służących do obsługi gry. Suita odnawia ranking graczy a także służy do stworzenia nowego świata gry.</text:span></text:p>
      <text:h text:style-name="P12" text:outline-level="2">3.6. Silnik walki</text:h>
      <text:p text:style-name="Text_20_body"><text:span text:style-name="T1"><text:tab/></text:span><text:span text:style-name="T3">Żartobliwie określany przez grafika jako </text:span><text:span text:style-name="T1">gra w grze</text:span><text:span text:style-name="T3">. Jego zadaniem jest określenie wyniku walki dwóch graczy, jeśli zaistnieje taka potrzeba. Jest kwintesencją dobrej gry. Znajdują się tutaj też najbardziej skomplikowane kody.</text:span></text:p>
      <text:h text:style-name="Heading_20_1" text:outline-level="1">4. Produkcja</text:h>
      <text:h text:style-name="Heading_20_2" text:outline-level="2">3.1. Dynamiczny start</text:h>
      <text:p text:style-name="Text_20_body"><text:tab/>Pierwszy commit<text:note text:id="ftn1" text:note-class="footnote"><text:note-citation>1</text:note-citation><text:note-body><text:p text:style-name="Footnote">Jednostka zarządzania kodem źródłowym</text:p></text:note-body></text:note> został zatwierdzony 5 września 2009, było to logowanie do gry. W przeciągu dwóch następnych dni powstała rejestracja i system wiadomości, w których wiadomości dzieliły się na dwa foldery – odbiorcze i zapisane. Z początku nad grą pracował tylko Piotr Maślanka. Już w tym momencie przewidziany był podsystem banów oraz profilu gracza – informacji o płci, sygnaturze, dacie urodzenia i podobnych.</text:p>
      <text:p text:style-name="Text_20_body"><text:tab/>10 września gotowy był częściowo podsystem planet i gracz mógł już przenosić się z jednej planety na drugą. Mógł stwierdzić ile czasu coś zajmie – taka sprawdzarka wykonana była w technologii AJAX. Aby gracz mógł się dowiedzieć ile zajmie relokacja wciskał guzik i bez odświeżania strony otrzymywał komunikat o czasie trwania relokacji.</text:p>
      <text:p text:style-name="Standard"><draw:frame draw:style-name="fr1" draw:name="Frame2" text:anchor-type="paragraph" svg:x="0.473cm" svg:y="-0.046cm" svg:width="15.697cm" draw:z-index="2"><draw:text-box fo:min-height="11.732cm"><text:p text:style-name="P5"><draw:frame draw:style-name="fr4" draw:name="graphics1" text:anchor-type="paragraph" svg:x="0.004cm" svg:y="0.002cm" svg:width="15.697cm" style:rel-width="100%" svg:height="11.732cm" style:rel-height="scale" draw:z-index="3"><draw:image xlink:href="Pictures/2000000700004CAE000039506E07377B.svm" xlink:type="simple" xlink:show="embed" xlink:actuate="onLoad"/></draw:frame>Bellum z 17 września</text:p></draw:text-box></draw:frame><text:soft-page-break/><text:tab/>17 września połączono dwie gałęzie kodu. <text:span text:style-name="T3">Główna gałąź </text:span><text:span text:style-name="T1">master</text:span><text:span text:style-name="T3"> służyła do naprawy błędów, zaś gałąź </text:span><text:span text:style-name="T1">iface0.1</text:span><text:span text:style-name="T3"> służyła do usystematyzowania istniejącego interfejsu. Oto Bellum z 17 września:</text:span></text:p>
      <text:p text:style-name="Standard"/>
      <text:p text:style-name="Standard"/>
      <text:p text:style-name="Standard"><text:tab/>19 września gotowy był system technologii. Stworzono też klasę<text:note text:id="ftn2" text:note-class="footnote"><text:note-citation>2</text:note-citation><text:note-body><text:p text:style-name="Footnote">Jednostka organizacji kodu.</text:p></text:note-body></text:note> wymagań – dzięki czemu rzeczą banalną stało się określanie jakie są wymagania poszczególnej technologii, budynku czy też jednostki. Takie wartości mogły być też generowane w czasie dynamicznym, co umożliwiało dywersyfikację wymagań w przypadku różnej rasy.</text:p>
      <text:p text:style-name="Standard"><text:tab/>28 września gracz mógł już wznosić budynki na prowincjach, a także anulować ich konstrukcję jeśli miał takie życzenie. Dodano też moduł cytatów, który wyświetlał losowy cytat z bazy. Nie przetrwał on do aktualnej wersji. Na prowincjach przewidywano wtedy tzw. budynki specjalne – występujące tylko na niektórych prowincjach i sumarycznie dające określone efekty, np. Kuźnia zwiększała produkcję wojska a Radar umożliwiał określanie jakie matki orbitują nad planetą. Zostało to okrojone do obecnej postaci, w której żeby coś było trzeba to zbudować.</text:p>
      <text:p text:style-name="Standard"><text:tab/>5 października pojawiła się pierwsza wersja Suity. Potrafiła ona generować losowe nazwy planet, choć algorytm pozostawiał jeszcze trochę do życzenia. Był on systematycznie poprawiany aż do wersji obecnej.</text:p>
      <text:p text:style-name="Standard"><text:tab/>19 października pojawiła się modyfikacja – na jednego gracza przypadał jeden globalny schowek z surowcami, zamiast po jednym na statek-matkę. Podyktowane było to tym że nie wiadomo było gdzie ma surowce wysyłać prowincja. Było szereg pomysłów, wraz z liczeniem odległości, ale upadły one jako <text:span text:style-name="T1">nieeleganckie</text:span><text:span text:style-name="T3">. Prace zatrzymały się w tym momencie na jakieś dwa miesiące.</text:span></text:p>
      <text:h text:style-name="P12" text:outline-level="2"><draw:frame draw:style-name="fr2" draw:name="Frame1" text:anchor-type="paragraph" svg:x="4.373cm" svg:y="0.064cm" svg:width="12.631cm" draw:z-index="0"><draw:text-box fo:min-height="11.479cm"><text:p text:style-name="P5"><draw:frame draw:style-name="fr5" draw:name="graphics2" text:anchor-type="paragraph" svg:x="0.004cm" svg:y="0.002cm" svg:width="12.631cm" style:rel-width="100%" svg:height="11.479cm" style:rel-height="scale" draw:z-index="1"><draw:image xlink:href="Pictures/20000007000045B200003F5868B2D791.svm" xlink:type="simple" xlink:show="embed" xlink:actuate="onLoad"/></draw:frame>Bellum z 13 lutego</text:p></draw:text-box></draw:frame><text:soft-page-break/>3.2. Nowy rok 2010</text:h>
      <text:p text:style-name="Text_20_body"><text:span text:style-name="T1"><text:tab/></text:span><text:span text:style-name="T3">Pierwszy commit w nowym roku datuje się na 12 styczeń i dotyczył on rzeczy czysto poprawkowych w ustawieniach Eclipse. </text:span></text:p>
      <text:p text:style-name="Text_20_body"><text:span text:style-name="T3"><text:tab/>Do 20 stycznia gotowe było przesyłanie między sobą surowców i przeliczanie wydobycia – element </text:span><text:span text:style-name="T1">common</text:span><text:span text:style-name="T3"> wywoływany w momencie kiedy mogła zajść zmiana wartości wydobycia surowców.</text:span></text:p>
      <text:p text:style-name="P6"><text:tab/>18 stycznia platforma deweloperska uległa zmianie – teraz był to system Windows i IDE NetBeans.</text:p>
      <text:p text:style-name="P6"><draw:frame draw:style-name="fr2" draw:name="Frame3" text:anchor-type="paragraph" svg:x="4.538cm" svg:y="0.572cm" svg:width="12.428cm" draw:z-index="6"><draw:text-box fo:min-height="10.423cm"><text:p text:style-name="P5"><draw:frame draw:style-name="fr5" draw:name="graphics3" text:anchor-type="paragraph" svg:x="0.004cm" svg:y="0.002cm" svg:width="13.965cm" style:rel-width="100%" svg:height="11.01cm" style:rel-height="scale" draw:z-index="7"><draw:image xlink:href="Pictures/2000000700004CEB00003CA56119AF12.svm" xlink:type="simple" xlink:show="embed" xlink:actuate="onLoad"/></draw:frame>Bellum z 22 kwietnia</text:p></draw:text-box></draw:frame><text:tab/>31 stycznia zaimplementowano jedną z kluczowych funkcji gry – tylko niektóre prowincje były ze sobą połączone. Struktura danych to bitmapa, reprezentującą połówkę macierzy, kolumnami i wierszami zaś były prowincje. </text:p>
      <text:p text:style-name="P6"><text:tab/>Do 6 lutego gotowe były garnizony – gracz mógł szkolić wojska na statku-matce.</text:p>
      <text:p text:style-name="P6"/>
      <text:p text:style-name="P6"><text:tab/>13 lutego programista poczuł się dumnie – po raz pierwszy zaatakował i zdobył prowincję swojego drugiego konta. Nie było wtedy systemu walki, więc każdy atak automatycznie wygrywał. Działał wtedy już jednak system zrzutów z statku-matki i poruszania wojsk między prowincjami. Nie było jeszcze wtedy systemów posiłków, który został dopisany sporo później.</text:p>
      <text:p text:style-name="Text_20_body"><text:soft-page-break/><text:span text:style-name="T3"><text:tab/>W międzyczasie powstał system oparty na MediaWiki, który umożliwiał trzymanie dokumentacji w internecie. Nie mniej jednak uległ on dość szybko rozpadowi, gdyż ciężko było przy braku dyscypliny utrzymać synchronizację wiki z kodem gry. Powstała na nim pierwsza konkretna specyfikacja o nazwie </text:span><text:span text:style-name="T1">A2</text:span><text:span text:style-name="T3">. </text:span></text:p>
      <text:p text:style-name="Text_20_body"><text:span text:style-name="T3"><text:tab/>Prace szły dość powoli i z końcem maja ustały. Do maja działał już prosty system walki wzorowany na OGame – </text:span><text:span text:style-name="T2">FullMetalJacket</text:span><text:span text:style-name="T4">. Gra była zgodna z specyfikacją </text:span><text:span text:style-name="T2">A2</text:span><text:span text:style-name="T4">, były gotowe informacje o 10 ostatnich rozkazach które wydał gracz. Bellum coraz bardziej pod względem logiki zaczęło przypominać obecną wersję. </text:span></text:p>
      <text:h text:style-name="P12" text:outline-level="2">3.2. Wakacyjny zryw</text:h>
      <text:p text:style-name="Text_20_body"><text:span text:style-name="T1"><text:tab/></text:span><text:span text:style-name="T3">Zupełnie pełną gębą nastały wakacje i można było się porządnie wziąć za grę. 14 lipca rozpoczęto pracę nad systemem sojuszy. Pierwotnym zamiarem było, by gracz mógł należeć do kilku sojuszy naraz. Choć pomysł upadł to ta decyzja konstrukcyjna pokutuje do dziś. Ciężko ją zupełnie usunąć, zaś przywrócenie takich multisojuszy jest mimo to nietrywialne. Do 18 lipca sojusze były gotowe. Tego dnia też porasowano system 10 ostatnich rozkazów(nazwany LARF, od formatu danych w których informacje były przechowywanie – Last Action Reporting Format, format raportowania ostatnich akcji), tak że każdy bezpośredni rozkaz gracza był tam odnotowywany. </text:span></text:p>
      <text:p text:style-name="P6"><text:tab/>20 lipca stworzono system posiłków. Gracz mógł wysłać posiłki na prowincje gracza i one brały udział w obronie prowincji, co też od razu z uśmiechem sprawdzono – działało.</text:p>
      <text:p text:style-name="Text_20_body"><text:span text:style-name="T3"><text:tab/>23 lipca zatwierdzono następny bardzo duży commit – nowy system walki </text:span><text:span text:style-name="T1">Nasermater</text:span><text:span text:style-name="T3">. Był </text:span><text:span text:style-name="T3">to system proporcjonalny uwzględniający trzy typy jednostek – piechotę, lekki pancerz i ciężki pancerz oraz jednostki wsparcia(których nie dało się ostrzeliwać). Zapewniał on w miarę sprawiedliwy wynik walki(w </text:span><text:span text:style-name="T1">FullMetalJacket</text:span><text:span text:style-name="T3"> dodanie choćby jednego piechura potrafiło drastycznie zmienić przebieg walki). </text:span></text:p>
      <text:p text:style-name="P6"><text:tab/>W tym czasie wyklarował się ostateczny podział na rasy. Pierwsza rasa, Partia, miała być tanią rasą ofensywną. System walki pozwalał w tamtym czasie inaczej zachowywać się jednostce w ofensywie, a inaczej w obronie, co miało sens. Rasa Magnuss, jako jedyna miała możliwość szpiegowania prowincji przeciwnika, zaś ostatnia rasa – Technokraci – byli rasa typowo defensywną. Taki podział przetrwał do dziś.</text:p>
      <text:p text:style-name="P6"><text:tab/>6 września dodano Magnuss możliwość szpiegowania prowincji przeciwnika.</text:p>
      <text:p text:style-name="Text_20_body"><text:span text:style-name="T3"><text:tab/>14 września ukończono prace nad zasadniczą częścią Suity. Suita potrafiła teraz wygenerować świat gry oraz każdą unikatową planetę z unikatowym rozkładem prowincji. Opracowano w tym celu specjalnych algorytm, do generowania </text:span><text:span text:style-name="T1">fajnych grafów</text:span><text:span text:style-name="T3">, które to stanowiły połączenie prowincji między sobą. Zmieniono też w międzyczasie koncepcję prowincji, usunięto budynki specjalne. Od tej pory prowincja mogła mieć kilka slotów, na których gracz decydował co postawić. Czas pracy Suity wydłużył się niestety – potrafiła generować jeden świat gry 1 do 2 godzin, przy czym, co ciekawe, algorytm wykonywał się dużo szybciej na słabszym komputerze ale pracującym pod kontrolą systemu Linux.</text:span></text:p>
      <text:h text:style-name="P12" text:outline-level="2">3.3. Nowy członek zespołu – nowa grafika</text:h>
      <text:p text:style-name="P6"><text:tab/>Dzięki dołączeniu do zespołu Michała Żaka udało się poprawić żałosny do tej pory wygląd gry. </text:p>
      <text:p text:style-name="P6"><text:tab/>Wdrażanie nowej grafiki oraz dodatkowej logiki trwało do połowy marca 2011. Gra zdecydowanie nabierała kształtów, interfejs obecnej postaci, pojawiały się także dodatkowe logiki <text:soft-page-break/>jak zmiana nazwy statku-matki bez odświeżania, kolorowa mapa świata gry czy system zliczania na co gracz wydał surowce. W pełni funkcjonował przerobiony system wiadomości, który był nieco prostszy w obsłudze. </text:p>
      <text:h text:style-name="P12" text:outline-level="2"><draw:frame draw:style-name="fr3" draw:name="Frame4" text:anchor-type="paragraph" svg:x="0.088cm" svg:y="-0.145cm" svg:width="16.872cm" draw:z-index="4"><draw:text-box fo:min-height="12.959cm"><text:p text:style-name="P5"><draw:frame draw:style-name="fr5" draw:name="graphics4" text:anchor-type="paragraph" svg:x="0.004cm" svg:y="0.002cm" svg:width="16.872cm" style:rel-width="100%" svg:height="12.959cm" style:rel-height="scale" draw:z-index="5"><draw:image xlink:href="Pictures/2000000700005961000044AA388781D1.svm" xlink:type="simple" xlink:show="embed" xlink:actuate="onLoad"/></draw:frame>Bellum z 22 września 2010</text:p></draw:text-box></draw:frame>3.3. Ostre przyśpieszenie</text:h>
      <text:p text:style-name="Text_20_body"><text:span text:style-name="T1"><text:tab/></text:span><text:span text:style-name="T3">Od tej pory prace przyśpieszały niemalże wykładniczo. Wystawa w Zespole Szkół Elektronicznych zbliżała się wielkimi krokami, więc często prace były zakańczane na dany dzień dopiero nad ranem. Tworzona była nowa grafika, nowe komponenty. Komponentem który został stworzony już 30 marca był system czatu w czasie rzeczywistym, w całości opartym o JavaScript i AJAX.</text:span></text:p>
      <text:p text:style-name="P6"><text:tab/>3 kwietnia zdecydowano się na zintegrowanie forum Simple Machines Forum. Jest to darmowe forum które łatwo modyfikować. Już dzień później forum funkcjonowało bez problemu włącznie z synchronizacją haseł. Forum, które stosowało dodatkowe zabezpieczenie wymogło stosowanie jego też w Bellum, co podniosło poziom bezpieczeństwo. Graficznie Bellum wyglądało już dokładnie tak jak teraz. Dodano także zakładkę ranking, która wyświetlała najlepszych graczy i sojusze.</text:p>
      <text:p text:style-name="Standard"><text:span text:style-name="T3">6 kwietnia gra została wystawiona na wystawę i oficjalnie zaczęła przyjmować graczy. Zespół nie spoczął na laurach i dalej tworzył nowe funkcje, między innymi zupełnie przepracowany został system czatu i raportów, który teraz wygląda znacznie lepiej(działa również pod Internet Explorer), w profilach i opisach sojuszy. Równocześnie z nowym czatem, bo 13 kwietnia wszedł nowy, finalny system walki </text:span><text:span text:style-name="T1">DEFCON</text:span><text:span text:style-name="T3">, który stosowany jest do teraz. </text:span></text:p>
      <text:p text:style-name="P6"><text:tab/>Od tej pory prace nad zasadniczymi funkcjami spowolniły, a zespół skupił się na wyważeniu <text:soft-page-break/>i doszlifowaniu gry. Powstały dokumentacje, które są zawsze aktualizowane na bieżąco z kodem gry.</text:p>
      <text:h text:style-name="P13" text:outline-level="2"><draw:frame draw:style-name="fr3" draw:name="Frame5" text:anchor-type="paragraph" svg:x="0.069cm" svg:y="-0.023cm" svg:width="17cm" draw:z-index="8"><draw:text-box fo:min-height="12.638cm"><text:p text:style-name="P5"><draw:frame draw:style-name="fr5" draw:name="graphics5" text:anchor-type="paragraph" svg:x="0.004cm" svg:y="0.002cm" svg:width="17cm" style:rel-width="100%" svg:height="12.638cm" style:rel-height="scale" draw:z-index="9"><draw:image xlink:href="Pictures/2000000700004C20000038997886B20A.svm" xlink:type="simple" xlink:show="embed" xlink:actuate="onLoad"/></draw:frame>Bellum z 19 marca 2011</text:p></draw:text-box></draw:frame></text:h>
      <text:h text:style-name="P11" text:outline-level="1">4. Projekcja czasu</text:h>
      <text:p text:style-name="P6"><text:tab/>Czas przeznaczony na stworzenie gry, od strony programisty, szacuje się na 400 roboczogodzin. Dodatkowo dochodziła jeszcze praca administracyjna na serwerze i praca projektowa, która podbija tą wartość do 430 roboczogodzin, ostrożnie szacując.</text:p>
      <text:p text:style-name="P6"><text:tab/>Grafik na stworzenie grafiki poświęcił ok. 100 roboczogodzin.</text:p>
      <text:h text:style-name="Heading_20_1" text:outline-level="1">5. Założenia projektowe</text:h>
      <text:list xml:id="list30286949" text:style-name="L1">
        <text:list-item>
          <text:list>
            <text:list-item>
              <text:p text:style-name="P9">Nagradzanie gry zespołowej poprzez separację możliwości ras, czyli ograniczanie ilości rzeczy które gracz może zrobić sam.</text:p>
            </text:list-item>
            <text:list-item>
              <text:p text:style-name="P9">Dynamikę rozgrywki – gracz nie może być przymusowo przywiązany do zadanej lokalizacji.</text:p>
            </text:list-item>
            <text:list-item>
              <text:p text:style-name="P9">Nacisk na grę w sojuszach – dodatkowe opcje dla sojuszników</text:p>
            </text:list-item>
            <text:list-item>
              <text:p text:style-name="P9">Autorski silnik walki</text:p>
            </text:list-item>
          </text:list>
        </text:list-item>
      </text:list>
      <text:h text:style-name="Heading_20_1" text:outline-level="1"><text:soft-page-break/>6. Wymagania serwerowe</text:h>
      <text:list xml:id="list30290214" text:style-name="L2">
        <text:list-item>
          <text:list>
            <text:list-item>
              <text:p text:style-name="P10">Python 2.4 lub nowszy</text:p>
            </text:list-item>
            <text:list-item>
              <text:p text:style-name="P10">mod_python lub mod_wsgi</text:p>
            </text:list-item>
            <text:list-item>
              <text:p text:style-name="P10">Zgodny MySQLdb dla Pythona</text:p>
            </text:list-item>
            <text:list-item>
              <text:p text:style-name="P10">Zgodny serwer WWW</text:p>
            </text:list-item>
            <text:list-item>
              <text:p text:style-name="P10">MySQL 5 lub nowsze</text:p>
            </text:list-item>
            <text:list-item>
              <text:p text:style-name="P10">PIL 1.1.5 lub nowsze z obsługą PNG, GIF, JPEG, TrueType</text:p>
            </text:list-item>
            <text:list-item>
              <text:p text:style-name="P10">aggdraw 1.2 lub nowszy</text:p>
            </text:list-item>
            <text:list-item>
              <text:p text:style-name="P10">Django 1.2 lub nowszy</text:p>
            </text:list-item>
            <text:list-item>
              <text:p text:style-name="P10">Simple Machines Forum 2.0RC5 lub nowsze.</text:p>
            </text:list-item>
            <text:list-item>
              <text:p text:style-name="P10">Serwer niskiej klasy</text:p>
              <text:list>
                <text:list-item>
                  <text:p text:style-name="P10">Gra <text:span text:style-name="T5">płynnie</text:span><text:span text:style-name="T6"> pracuje na serwerze z procesorem Atom 330.</text:span></text:p>
                </text:list-item>
              </text:list>
            </text:list-item>
          </text:list>
        </text:list-item>
      </text:list>
      <text:p text:style-name="Standard"/>
      <text:h text:style-name="Heading_20_1" text:outline-level="1">7. Przyszłość gry</text:h>
      <text:p text:style-name="Text_20_body"><text:tab/>Na chwilę obecną najbardziej palącym problemem jest brak graczy. Mechanika gry została opracowania z myślą pod obecność wielu graczy, którzy wzajemnie ograniczaliby swoją ekspansję. Z racji że aktualnie trwają betatesty; w wyniku ich stwierdzono bezsensowność gry polegającej na zajmowaniu kolejnych planet(graczowi X dwóch innych graczy rozmontowało praktycznie całe imperium bez większych starć wojsk. Zupełnie inna sprawa że umiejętności taktyczne X pozostawiają wiele do życzenia). Czyni to też grę mniej atrakcyjną, jak wiadomo to gracze tworzą <text:span text:style-name="T1">content</text:span><text:span text:style-name="T3">. </text:span></text:p>
      <text:p text:style-name="Text_20_body"><text:span text:style-name="T3"><text:tab/>Gra w obecnej postaci jest zupełnie grywalna. Przyszłościowo należy dodać więcej interlinkowania(aby łatwiej można było poruszać się w świecie gry) i inne, jednak drobne i niewiele zmieniające niuanse, typu rynek surowców(który na chwilę obecną jest w aktywnej produkcji, nieco wstrzymywanej tylko przez fakt że w maju są matury).</text:span></text:p>
      <text:p text:style-name="Text_20_body"><text:span text:style-name="T3"><text:tab/>Należałoby też pomyśleć o reklamie i ściągnięciu większej ilości graczy, rozbudowaniu społeczności i analizie, jakie rzeczy jeszcze są grze potrzebne. </text:span></text:p>
      <text:p text:style-name="Text_20_body"><text:span text:style-name="T3"><text:tab/>W planach jest także gruntowne przerobienie kodu, by usunąć </text:span><text:span text:style-name="T1">duchy przeszłości</text:span><text:span text:style-name="T3">, jak wiele sojuszy na gracza czy wiele matek na gracza, które powodują niewielkie zmniejszenie wydajności.</text:span></text:p>
      <text:p text:style-name="Text_20_body"><text:span text:style-name="T3"><text:tab/>Gra z całą pewnością dla autorów stanie się silną pozycją w CV, niezależnie od jej przyszłości.</text:span></text:p>
      <text:p text:style-name="Text_20_body"><text:span text:style-name="T3"><text:tab/>Sponsoring nie jest na chwilę obecną bardzo pożądany, ze względu na różne inne działania autorów koszt prowadzenia gry to roczny koszt domeny plus czas administratorów i twórców. Serwer aktualnie w inny sposób jest w stanie na siebie zarobić.</text:span></text:p>
      <text:p text:style-name="Text_20_body"><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king of v1.1 by Piotr Maślanka&lt;piotr.maslanka@henrietta.com.pl&gt; <text:page-number text:select-page="current">7</text:page-number> z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2T02:46:13.96</meta:creation-date>
    <dc:date>2011-04-27T10:24:42.43</dc:date>
    <meta:editing-duration>PT8H50M59S</meta:editing-duration>
    <meta:editing-cycles>32</meta:editing-cycles>
    <meta:generator>OpenOffice.org/3.3$Win32 OpenOffice.org_project/330m20$Build-9567</meta:generator>
    <meta:print-date>2011-04-27T10:04:48.98</meta:print-date>
    <meta:document-statistic meta:table-count="0" meta:image-count="5" meta:object-count="0" meta:page-count="8" meta:paragraph-count="108" meta:word-count="2086" meta:character-count="14179"/>
  </office:meta>
</office:document-meta>
</file>